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master-page-name="">
      <style:paragraph-properties style:page-number="auto"/>
      <style:text-properties style:font-name="Calibri" fo:font-size="10pt" style:font-size-asian="10pt" style:font-size-complex="10pt"/>
    </style:style>
    <style:style style:name="P2" style:family="paragraph" style:parent-style-name="Standard" style:list-style-name="L1"/>
    <style:style style:name="P3" style:family="paragraph" style:parent-style-name="Standard" style:list-style-name="L1">
      <style:text-properties style:font-name="Calibri" fo:font-size="10pt" style:font-size-asian="10pt" style:font-size-complex="10pt"/>
    </style:style>
    <style:style style:name="P4" style:family="paragraph" style:parent-style-name="Standard" style:list-style-name="L1">
      <style:text-properties style:font-name="Calibri" fo:font-size="10pt" fo:font-weight="normal" style:font-size-asian="10pt" style:font-weight-asian="normal" style:font-size-complex="10pt" style:font-weight-complex="normal"/>
    </style:style>
    <style:style style:name="P5" style:family="paragraph" style:parent-style-name="Standard" style:list-style-name="L1">
      <style:text-properties style:font-name="Calibri" fo:font-size="10pt" fo:font-weight="bold" style:font-size-asian="10pt" style:font-weight-asian="bold" style:font-size-complex="10pt" style:font-weight-complex="bold"/>
    </style:style>
    <style:style style:name="P6" style:family="paragraph" style:parent-style-name="Standard" style:list-style-name="L1">
      <style:text-properties fo:font-size="10pt" fo:font-weight="normal" style:font-size-asian="10pt" style:font-weight-asian="normal" style:font-size-complex="10pt" style:font-weight-complex="normal"/>
    </style:style>
    <style:style style:name="P7" style:family="paragraph" style:parent-style-name="Standard" style:list-style-name="L1">
      <style:text-properties fo:color="#0000ff" style:font-name="Calibri" fo:font-size="10pt" fo:font-weight="bold" style:font-size-asian="10pt" style:font-weight-asian="bold" style:font-size-complex="10pt" style:font-weight-complex="bold"/>
    </style:style>
    <style:style style:name="P8" style:family="paragraph" style:parent-style-name="Standard" style:list-style-name="L1">
      <style:text-properties fo:color="#0000ff" style:font-name="Calibri" fo:font-size="10pt" fo:font-weight="normal" style:font-size-asian="10pt" style:font-weight-asian="normal" style:font-size-complex="10pt" style:font-weight-complex="normal"/>
    </style:style>
    <style:style style:name="P9" style:family="paragraph" style:parent-style-name="Standard" style:list-style-name="L1">
      <style:text-properties fo:color="#000000" style:font-name="Calibri"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Calibri"/>
    </style:style>
    <style:style style:name="T4" style:family="text">
      <style:text-properties style:font-name="Calibri" fo:font-size="10pt" fo:font-weight="bold" style:font-size-asian="10pt" style:font-weight-asian="bold" style:font-size-complex="10pt" style:font-weight-complex="bold"/>
    </style:style>
    <style:style style:name="T5" style:family="text">
      <style:text-properties style:font-name="Calibri" fo:font-size="10pt" fo:font-weight="normal" style:font-size-asian="10pt" style:font-weight-asian="normal" style:font-size-complex="10pt" style:font-weight-complex="normal"/>
    </style:style>
    <style:style style:name="T6" style:family="text">
      <style:text-properties style:font-name="Calibri" fo:font-weight="bold" style:font-weight-asian="bold" style:font-weight-complex="bold"/>
    </style:style>
    <text:list-style style:name="L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0 DocDat</text:p>
      <text:list xml:id="list26179676" text:style-name="L1">
        <text:list-item>
          <text:p text:style-name="P3">Introduction</text:p>
          <text:list>
            <text:list-item>
              <text:p text:style-name="P3">Master-Reference collects defined attributes into a master list</text:p>
            </text:list-item>
          </text:list>
        </text:list-item>
        <text:list-item>
          <text:p text:style-name="P3">Definitions</text:p>
          <text:list>
            <text:list-item>
              <text:p text:style-name="P3"><text:span text:style-name="T1">[definition: Input-File-Name </text:span><text:span text:style-name="T2">is the originating file name without path infomation.</text:span><text:span text:style-name="T1">]</text:span></text:p>
            </text:list-item>
            <text:list-item>
              <text:p text:style-name="P3"><text:span text:style-name="T1">[</text:span><text:span text:style-name="T2">definition:</text:span><text:span text:style-name="T1"> MR-Attribute</text:span> is the attribute from which the master-reference for the project is build.]</text:p>
            </text:list-item>
            <text:list-item>
              <text:p text:style-name="P3">-Identification [definition: Attribute-Identification is the setting up of a project file that has <text:s/>the reference attribute <text:s/>followed by the master-reference source name in the file name seperated by periods. Example is DocDat.question.refere]</text:p>
            </text:list-item>
            <text:list-item>
              <text:p text:style-name="P3"><text:span text:style-name="T1">[definition: Project-File-Name</text:span> is constructed of several encoded parts. One Project-Identity, <text:s/>zero, one or many sub-identities, one Source-Identity, and one Type-Identity.] </text:p>
            </text:list-item>
            <text:list-item>
              <text:p text:style-name="P3"><text:span text:style-name="T1">[definition: Project-Identity</text:span> is encoded into the first part of the file name. <text:s/>Starting a charactor postion 0 and continuing to first period. ]</text:p>
            </text:list-item>
            <text:list-item>
              <text:p text:style-name="P3"><text:span text:style-name="T1">[definition: Sub-Identity</text:span> is any position in the file name, bounded by periods, between the Project-Identity and the Source-Identity. <text:s/>Sub-Identities are mostly for organizational perposes but some postions are used for specialized processing. ] </text:p>
            </text:list-item>
            <text:list-item>
              <text:p text:style-name="P3"><text:span text:style-name="T1">[definition: Source-Identity </text:span>is encoded into the file name before the Type-Identity. Starting at the second to last period continuing through to the last periond of the file name]</text:p>
            </text:list-item>
            <text:list-item>
              <text:p text:style-name="P3"><text:span text:style-name="T1">[definition: Type-identity</text:span> is encoded into the file extension. Starting at the last period and continuing until the end of the file name.]</text:p>
            </text:list-item>
            <text:list-item>
              <text:p text:style-name="P3"><text:span text:style-name="T1">[definition: Tab-Name</text:span> is for use in compound documents where multiple sheets are tabbed or seperated. <text:s/>The tab-name is used to uniquely identify the tabbed document]</text:p>
            </text:list-item>
            <text:list-item>
              <text:p text:style-name="P3"><text:span text:style-name="T1">[definition: Output-File-Name</text:span> is the name of the file to which element information is written. These need to be unique as to not collide or over write other files.]</text:p>
            </text:list-item>
            <text:list-item>
              <text:p text:style-name="P3">[definition: <text:span text:style-name="T1">Zero-Element</text:span> is the first element in a file. It may contain configuration attributes.]</text:p>
            </text:list-item>
            <text:list-item>
              <text:p text:style-name="P6"><text:span text:style-name="T3">[definition: </text:span><text:span text:style-name="T6">Project-Folder-Name</text:span><text:span text:style-name="T3"> is <text:s/>the path to where project documents are manually created, maintained and read. The folder contains a drive specification, any number or sub-folders and is terminated with the Project-Identity as the final sub-folder. At a minimum, the Project-Folder has a drive specification and the Project-Identity. <text:s text:c="2"/></text:span></text:p>
            </text:list-item>
            <text:list-item>
              <text:p text:style-name="P2"><text:span text:style-name="T5">[definition: </text:span><text:span text:style-name="T4">Compound-Document</text:span><text:span text:style-name="T5"> is a document that where multiple documents are stored in one file, such as sheets in as spread-sheet file, slides in a presentation file, diagrams in chart file. ]</text:span></text:p>
            </text:list-item>
            <text:list-item>
              <text:p text:style-name="P2"><text:span text:style-name="T5">[definition: </text:span><text:span text:style-name="T4">Proxy-File</text:span><text:span text:style-name="T5"> is a standin for another file. The other file can be in the same project or in some other location. <text:s/>The proxy give us the opportunity to process one file many ways. ]</text:span></text:p>
            </text:list-item>
            <text:list-item>
              <text:p text:style-name="P2"><text:span text:style-name="T5">[definition: </text:span><text:span text:style-name="T4">Summary-File</text:span><text:span text:style-name="T5"> contains the configuration for the summary. <text:s/>A Summary-file is a hybrids of the proxy-file.]</text:span></text:p>
            </text:list-item>
            <text:list-item>
              <text:p text:style-name="P4">[definition: master-reference-keyword is master-reference]</text:p>
            </text:list-item>
            <text:list-item>
              <text:p text:style-name="P4">[definition: summary-keyword is summary.]</text:p>
            </text:list-item>
          </text:list>
        </text:list-item>
        <text:list-item>
          <text:p text:style-name="P3">Requirements</text:p>
          <text:list>
            <text:list-item>
              <text:p text:style-name="P5">Proxy Requirements</text:p>
              <text:list>
                <text:list-item>
                  <text:p text:style-name="P7">Proxy-Files<text:span text:style-name="T2"> (PF) </text:span></text:p>
                  <text:list>
                    <text:list-item>
                      <text:p text:style-name="P5">PR file identification<text:span text:style-name="T2"> is acomplished by encodeing the Source-Identity with the proxy-keyword.]</text:span></text:p>
                    </text:list-item>
                    <text:list-item>
                      <text:p text:style-name="P4">PR configuration should incluede a reference to the proxied file</text:p>
                    </text:list-item>
                  </text:list>
                </text:list-item>
              </text:list>
            </text:list-item>
            <text:list-item>
              <text:p text:style-name="P5">Master-Reference (MR) Requirements</text:p>
              <text:list>
                <text:list-item>
                  <text:p text:style-name="P3"><text:span text:style-name="T1">Master-Reference-Files</text:span> <text:s/>(MRF)</text:p>
                  <text:list>
                    <text:list-item>
                      <text:p text:style-name="P3"><text:span text:style-name="T1">MR file identification</text:span><text:span text:style-name="T2"> is acomplished b</text:span>y encodeing the Source-Identity with the master-reference-keyword. ]</text:p>
                    </text:list-item>
                    <text:list-item>
                      <text:p text:style-name="P3"><text:soft-page-break/><text:span text:style-name="T1">MR-Attribute identification</text:span> is acomplishd by encoding the MR-Attribute into the Sub-Identity imeadiately before the Source-Identity in the Project-File-Name]</text:p>
                    </text:list-item>
                    <text:list-item>
                      <text:p text:style-name="P3">MRFs must contain configuration information </text:p>
                      <text:list>
                        <text:list-item>
                          <text:p text:style-name="P3">MRF must contain a tab attribute, in the Zero-Element, that provides a tab name for this document for use in a compound-document.</text:p>
                        </text:list-item>
                        <text:list-item>
                          <text:p text:style-name="P3">Error if no tab attribute is found in the file. Give user warning and perscription.</text:p>
                        </text:list-item>
                      </text:list>
                    </text:list-item>
                    <text:list-item>
                      <text:p text:style-name="P3">MRFs output must go to sub-folders under the project folder </text:p>
                      <text:list>
                        <text:list-item>
                          <text:p text:style-name="P3">Dynamically create MRF Output sub-folder by using the source-identity added to the Project-Folder-Name and seperated with a slash. <text:s/></text:p>
                        </text:list-item>
                      </text:list>
                      <text:p text:style-name="P3"/>
                    </text:list-item>
                    <text:list-item>
                      <text:p text:style-name="P3">MRF Output File Name must be unique within the subfolder</text:p>
                      <text:list>
                        <text:list-item>
                          <text:p text:style-name="P3">MRF Output File Name is made unique by inserting the Tab-Name between the source-identity and the Type-Identity. </text:p>
                        </text:list-item>
                        <text:list-item>
                          <text:p text:style-name="P3">If file alread exists in the sub-folder then delete it.</text:p>
                        </text:list-item>
                      </text:list>
                      <text:p text:style-name="P3"/>
                    </text:list-item>
                  </text:list>
                </text:list-item>
              </text:list>
            </text:list-item>
            <text:list-item>
              <text:p text:style-name="P5">MR Process</text:p>
              <text:list>
                <text:list-item>
                  <text:p text:style-name="P3">Load MR-Elements</text:p>
                  <text:list>
                    <text:list-item>
                      <text:p text:style-name="P3">Collect MR Data</text:p>
                      <text:list>
                        <text:list-item>
                          <text:p text:style-name="P3">Collect the Input-File-Name from Elements as an attribute for the proper element list</text:p>
                        </text:list-item>
                        <text:list-item>
                          <text:p text:style-name="P3">Collect the Tab-Name as an attribute for the proper element list</text:p>
                        </text:list-item>
                        <text:list-item>
                          <text:p text:style-name="P3">Collect the MR-Attribute Values</text:p>
                        </text:list-item>
                      </text:list>
                    </text:list-item>
                  </text:list>
                </text:list-item>
                <text:list-item>
                  <text:p text:style-name="P3">Output MR Data </text:p>
                  <text:list>
                    <text:list-item>
                      <text:p text:style-name="P3">Delete existing file</text:p>
                    </text:list-item>
                    <text:list-item>
                      <text:p text:style-name="P3">Write MR elements</text:p>
                      <text:p text:style-name="P3"/>
                    </text:list-item>
                  </text:list>
                </text:list-item>
              </text:list>
            </text:list-item>
            <text:list-item>
              <text:p text:style-name="P5">Calculation Updates Requirements</text:p>
              <text:list>
                <text:list-item>
                  <text:p text:style-name="P4">restrict calculations to one element</text:p>
                </text:list-item>
                <text:list-item>
                  <text:p text:style-name="P4">use expresion function to do calculation</text:p>
                </text:list-item>
                <text:list-item>
                  <text:p text:style-name="P4">numeric expressions add, subtract, multiply, divide</text:p>
                </text:list-item>
                <text:list-item>
                  <text:p text:style-name="P4">date expression difference</text:p>
                </text:list-item>
                <text:list-item>
                  <text:p text:style-name="P4">string expression </text:p>
                </text:list-item>
                <text:list-item>
                  <text:p text:style-name="P4">output to a new attribute </text:p>
                  <text:p text:style-name="P4"/>
                </text:list-item>
              </text:list>
            </text:list-item>
            <text:list-item>
              <text:p text:style-name="P5">Summary Requirements</text:p>
              <text:list>
                <text:list-item>
                  <text:p text:style-name="P4"><text:span text:style-name="T1">Definitions</text:span></text:p>
                  <text:list>
                    <text:list-item>
                      <text:p text:style-name="P4"><text:span text:style-name="T1">Summary-File Identification</text:span> is acomplished by encodeing the Source-Identity with the summary-keyword. </text:p>
                    </text:list-item>
                    <text:list-item>
                      <text:p text:style-name="P4"><text:span text:style-name="T1">Summary-File Attribute</text:span> Identification is acomplished by using a proxy file and encoding one or more Summary-Attributes into the body of the proxy file. Order of the Summary-Attribute does matter and will affect the order of disply, grouping, and nesting.</text:p>
                    </text:list-item>
                    <text:list-item>
                      <text:p text:style-name="P4"><text:span text:style-name="T1">Summary-Attribute</text:span> identification is accomplished by an ordered set of attributes <text:s/>with attribute name followed by a colon and group-by, nest-by keyword.</text:p>
                    </text:list-item>
                    <text:list-item>
                      <text:p text:style-name="P4"><text:span text:style-name="T1">Summary-Script </text:span>the series of instructions on how to execute processing of a summery.</text:p>
                    </text:list-item>
                    <text:list-item>
                      <text:p text:style-name="P4"><text:span text:style-name="T1">Summary-Scripting</text:span> the process of building a Summary-Script.</text:p>
                    </text:list-item>
                    <text:list-item>
                      <text:p text:style-name="P4"><text:soft-page-break/><text:span text:style-name="T1">Target-Attribute</text:span> is the attribute in the Target-File which contains an actual value.</text:p>
                    </text:list-item>
                    <text:list-item>
                      <text:p text:style-name="P4"><text:span text:style-name="T1">Target-File</text:span> is the file that gets processed. It may be pointed to by a proxy file.</text:p>
                    </text:list-item>
                  </text:list>
                </text:list-item>
                <text:list-item>
                  <text:p text:style-name="P4">Requirements</text:p>
                  <text:list>
                    <text:list-item>
                      <text:p text:style-name="P4">Provide method to configure list of summary attributes (nest-by, group-by,Count(),Sum(),Avg())</text:p>
                    </text:list-item>
                    <text:list-item>
                      <text:p text:style-name="P4">Provide method to configure grouping functions for hieracrchical nesting and grouping (nest-by, group-by)</text:p>
                    </text:list-item>
                    <text:list-item>
                      <text:p text:style-name="P4">Provide methods to count, sum, avg <text:s/>by nesting and groups</text:p>
                    </text:list-item>
                    <text:list-item>
                      <text:p text:style-name="P4">ignore duplicate Summary-File-Attributes within elements</text:p>
                    </text:list-item>
                    <text:list-item>
                      <text:p text:style-name="P4">Ingnore elements that do not have the same summary-attributes as specified in the summary-File.</text:p>
                    </text:list-item>
                    <text:list-item>
                      <text:p text:style-name="P4">Provide math functions Counts, Sums, Averages on numbers with elmenet that have like attributes and or are nested</text:p>
                    </text:list-item>
                    <text:list-item>
                      <text:p text:style-name="P4">Sum numbers by adding summary-attributes over elements</text:p>
                    </text:list-item>
                    <text:list-item>
                      <text:p text:style-name="P8">Sum strings by concatination for summary attributes over elements</text:p>
                    </text:list-item>
                    <text:list-item>
                      <text:p text:style-name="P8">Sums, Counts, and Avgs configured without a group by or nest by should sum, count, avg to the Zero Element</text:p>
                    </text:list-item>
                    <text:list-item>
                      <text:p text:style-name="P8">Nestbys should contain sum, count, and avg for nest, otherwise the nest should calc/show all nest appropriate sums, counts, avgs</text:p>
                    </text:list-item>
                  </text:list>
                </text:list-item>
                <text:list-item>
                  <text:p text:style-name="P4">examples</text:p>
                  <text:list>
                    <text:list-item>
                      <text:p text:style-name="P8">[weeks:nest-by][name:group-by][day:group-by][hours: evaluate(end-time - start-time )] [hours:sum()]</text:p>
                    </text:list-item>
                  </text:list>
                </text:list-item>
                <text:list-item>
                  <text:p text:style-name="P9"/>
                  <text:list>
                    <text:list-header>
                      <text:p text:style-name="P3"/>
                      <text:list>
                        <text:list-header>
                          <text:p text:style-name="P3"/>
                        </text:list-header>
                      </text:list>
                    </text:list-header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>
      <style:text-properties style:font-name="Calibri" fo:font-size="10pt" style:font-size-asian="10pt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2DT22H41M22S</meta:editing-duration>
    <meta:editing-cycles>53</meta:editing-cycles>
    <meta:generator>OpenOffice.org/3.3$Win32 OpenOffice.org_project/330m20$Build-9567</meta:generator>
    <dc:date>2011-10-20T06:12:41.26</dc:date>
    <dc:creator>James Wilfong</dc:creator>
    <meta:document-statistic meta:table-count="0" meta:image-count="0" meta:object-count="0" meta:page-count="3" meta:paragraph-count="76" meta:word-count="973" meta:character-count="6871"/>
    <meta:user-defined meta:name="Info 1"/>
    <meta:user-defined meta:name="Info 2"/>
    <meta:user-defined meta:name="Info 3"/>
    <meta:user-defined meta:name="Info 4"/>
  </office:meta>
</office:document-meta>
</file>